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i</mtext>
            <mo stretchy="false">ℏ</mo>
            <mfrac>
              <mtext>d</mtext>
              <mrow>
                <mtext>d</mtext>
                <mi>t</mi>
              </mrow>
            </mfrac>
            <mi>U</mi>
            <mrow>
              <mo stretchy="false">(</mo>
              <mrow>
                <mi>t</mi>
                <mi>,</mi>
                <msub>
                  <mi>t</mi>
                  <mn>0</mn>
                </msub>
              </mrow>
              <mo stretchy="false">)</mo>
            </mrow>
            <mrow>
              <mi/>
              <mo stretchy="false">=</mo>
              <mi/>
            </mrow>
            <mi>H</mi>
            <mrow>
              <mo stretchy="false">(</mo>
              <mrow>
                <mi>t</mi>
              </mrow>
              <mo stretchy="false">)</mo>
            </mrow>
            <mi>U</mi>
            <mrow>
              <mo stretchy="false">(</mo>
              <mrow>
                <mi>t</mi>
                <mi>,</mi>
                <msub>
                  <mi>t</mi>
                  <mn>0</mn>
                </msub>
              </mrow>
              <mo stretchy="false">)</mo>
            </mrow>
          </mrow>
        </mtd>
      </mtr>
      <mtr>
        <mtd>
          <mrow>
            <mtext>formal integriert:</mtext>
          </mrow>
        </mtd>
      </mtr>
      <mtr>
        <mtd>
          <mrow>
            <mi>U</mi>
            <mrow>
              <mo stretchy="false">(</mo>
              <mrow>
                <mi>t</mi>
                <mi>,</mi>
                <msub>
                  <mi>t</mi>
                  <mn>0</mn>
                </msub>
              </mrow>
              <mo stretchy="false">)</mo>
            </mrow>
            <mrow>
              <mi/>
              <mo stretchy="false">=</mo>
              <mi/>
            </mrow>
            <mstyle mathvariant="bold">
              <mrow>
                <mn>1</mn>
              </mrow>
            </mstyle>
            <mrow>
              <mi/>
              <mo stretchy="false">+</mo>
              <mi/>
            </mrow>
            <mfrac>
              <mn>1</mn>
              <mrow>
                <mtext>i</mtext>
                <mo stretchy="false">ℏ</mo>
              </mrow>
            </mfrac>
            <mrow>
              <munderover>
                <mo stretchy="false">∫</mo>
                <msub>
                  <mi>t</mi>
                  <mn>0</mn>
                </msub>
                <mi>t</mi>
              </munderover>
              <mtext>d</mtext>
            </mrow>
            <msub>
              <mi>t</mi>
              <mn>1</mn>
            </msub>
            <mi>H</mi>
            <mrow>
              <mo stretchy="false">(</mo>
              <mrow>
                <msub>
                  <mi>t</mi>
                  <mn>1</mn>
                </msub>
              </mrow>
              <mo stretchy="false">)</mo>
            </mrow>
            <mi>U</mi>
            <mrow>
              <mo stretchy="false">(</mo>
              <mrow>
                <msub>
                  <mi>t</mi>
                  <mn>1</mn>
                </msub>
                <mi>,</mi>
                <msub>
                  <mi>t</mi>
                  <mn>0</mn>
                </msub>
              </mrow>
              <mo stretchy="false">)</mo>
            </mrow>
          </mrow>
        </mtd>
      </mtr>
      <mtr>
        <mtd>
          <mrow>
            <mtext>Iteration zum zweiten Schritt:</mtext>
          </mrow>
        </mtd>
      </mtr>
      <mtr>
        <mtd>
          <mrow>
            <mi>U</mi>
            <mrow>
              <mo stretchy="false">(</mo>
              <mrow>
                <mi>t</mi>
                <mi>,</mi>
                <msub>
                  <mi>t</mi>
                  <mn>0</mn>
                </msub>
              </mrow>
              <mo stretchy="false">)</mo>
            </mrow>
            <mrow>
              <mi/>
              <mo stretchy="false">=</mo>
              <mi/>
            </mrow>
            <mstyle mathvariant="bold">
              <mrow>
                <mn>1</mn>
              </mrow>
            </mstyle>
            <mrow>
              <mi/>
              <mo stretchy="false">+</mo>
              <mi/>
            </mrow>
            <mfrac>
              <mn>1</mn>
              <mrow>
                <mtext>i</mtext>
                <mo stretchy="false">ℏ</mo>
              </mrow>
            </mfrac>
            <mrow>
              <munderover>
                <mo stretchy="false">∫</mo>
                <msub>
                  <mi>t</mi>
                  <mn>0</mn>
                </msub>
                <mi>t</mi>
              </munderover>
              <mtext>d</mtext>
            </mrow>
            <msub>
              <mi>t</mi>
              <mn>1</mn>
            </msub>
            <mi>H</mi>
            <mrow>
              <mo stretchy="false">(</mo>
              <mrow>
                <msub>
                  <mi>t</mi>
                  <mn>1</mn>
                </msub>
              </mrow>
              <mo stretchy="false">)</mo>
            </mrow>
            <mrow>
              <mi/>
              <mo stretchy="false">+</mo>
              <mi/>
            </mrow>
            <mfrac>
              <mn>1</mn>
              <mrow>
                <msup>
                  <mrow>
                    <mo stretchy="false">(</mo>
                    <mrow>
                      <mtext>i</mtext>
                      <mo stretchy="false">ℏ</mo>
                    </mrow>
                    <mo stretchy="false">)</mo>
                  </mrow>
                  <mn>2</mn>
                </msup>
              </mrow>
            </mfrac>
            <mrow>
              <munderover>
                <mo stretchy="false">∫</mo>
                <msub>
                  <mi>t</mi>
                  <mn>0</mn>
                </msub>
                <mi>t</mi>
              </munderover>
              <mtext>d</mtext>
            </mrow>
            <msub>
              <mi>t</mi>
              <mn>1</mn>
            </msub>
            <mrow>
              <munderover>
                <mo stretchy="false">∫</mo>
                <msub>
                  <mi>t</mi>
                  <mn>0</mn>
                </msub>
                <msub>
                  <mi>t</mi>
                  <mn>1</mn>
                </msub>
              </munderover>
              <mtext>d</mtext>
            </mrow>
            <msub>
              <mi>t</mi>
              <mn>2</mn>
            </msub>
            <mi>H</mi>
            <mrow>
              <mo stretchy="false">(</mo>
              <mrow>
                <msub>
                  <mi>t</mi>
                  <mn>1</mn>
                </msub>
              </mrow>
              <mo stretchy="false">)</mo>
            </mrow>
            <mi>H</mi>
            <mrow>
              <mo stretchy="false">(</mo>
              <mrow>
                <msub>
                  <mi>t</mi>
                  <mn>2</mn>
                </msub>
              </mrow>
              <mo stretchy="false">)</mo>
            </mrow>
            <mi>U</mi>
            <mrow>
              <mo stretchy="false">(</mo>
              <mrow>
                <msub>
                  <mi>t</mi>
                  <mn>2</mn>
                </msub>
                <mi>,</mi>
                <msub>
                  <mi>t</mi>
                  <mn>0</mn>
                </msub>
              </mrow>
              <mo stretchy="false">)</mo>
            </mrow>
          </mrow>
        </mtd>
      </mtr>
      <mtr>
        <mtd>
          <mrow>
            <mtext>Übergang zur </mtext>
            <mstyle mathvariant="bold">
              <mrow>
                <mtext>von Neumannschen Reihe</mtext>
              </mrow>
            </mstyle>
            <mtext>:</mtext>
          </mrow>
        </mtd>
      </mtr>
      <mtr>
        <mtd>
          <mrow>
            <mi>U</mi>
            <mrow>
              <mo stretchy="false">(</mo>
              <mrow>
                <mi>t</mi>
                <mi>,</mi>
                <msub>
                  <mi>t</mi>
                  <mn>0</mn>
                </msub>
              </mrow>
              <mo stretchy="false">)</mo>
            </mrow>
            <mrow>
              <mi/>
              <mo stretchy="false">=</mo>
              <mi/>
            </mrow>
            <mstyle mathvariant="bold">
              <mrow>
                <mn>1</mn>
              </mrow>
            </mstyle>
            <mrow>
              <mi/>
              <mo stretchy="false">+</mo>
              <mi/>
            </mrow>
            <mrow>
              <munderover>
                <mo stretchy="false">∑</mo>
                <mrow>
                  <mrow>
                    <mi>n</mi>
                    <mo stretchy="false">=</mo>
                    <mn>1</mn>
                  </mrow>
                </mrow>
                <mo stretchy="false">∞</mo>
              </munderover>
              <msup>
                <mi>U</mi>
                <mrow>
                  <mrow>
                    <mo stretchy="false">(</mo>
                    <mrow>
                      <mi>n</mi>
                    </mrow>
                    <mo stretchy="false">)</mo>
                  </mrow>
                </mrow>
              </msup>
            </mrow>
            <mrow>
              <mo stretchy="false">(</mo>
              <mrow>
                <mi>t</mi>
                <mi>,</mi>
                <msub>
                  <mi>t</mi>
                  <mn>0</mn>
                </msub>
              </mrow>
              <mo stretchy="false">)</mo>
            </mrow>
            <mi/>
            <mtext> ,</mtext>
          </mrow>
        </mtd>
      </mtr>
      <mtr>
        <mtd>
          <mrow>
            <msup>
              <mi>U</mi>
              <mrow>
                <mrow>
                  <mo stretchy="false">(</mo>
                  <mrow>
                    <mi>n</mi>
                  </mrow>
                  <mo stretchy="false">)</mo>
                </mrow>
              </mrow>
            </msup>
            <mrow>
              <mo stretchy="false">(</mo>
              <mrow>
                <mi>t</mi>
                <mi>,</mi>
                <msub>
                  <mi>t</mi>
                  <mn>0</mn>
                </msub>
              </mrow>
              <mo stretchy="false">)</mo>
            </mrow>
            <mrow>
              <mi/>
              <mo stretchy="false">=</mo>
              <mi/>
            </mrow>
            <msup>
              <mfenced open="(" close=")">
                <mrow>
                  <mrow>
                    <mo stretchy="false">−</mo>
                    <mi/>
                  </mrow>
                  <mrow>
                    <mfrac>
                      <mtext>i</mtext>
                      <mo stretchy="false">ℏ</mo>
                    </mfrac>
                  </mrow>
                </mrow>
              </mfenced>
              <mi>n</mi>
            </msup>
            <mrow>
              <munderover>
                <mo stretchy="false">∫</mo>
                <msub>
                  <mi>t</mi>
                  <mn>0</mn>
                </msub>
                <mi>t</mi>
              </munderover>
              <mtext>d</mtext>
            </mrow>
            <msub>
              <mi>t</mi>
              <mn>1</mn>
            </msub>
            <mrow>
              <munderover>
                <mo stretchy="false">∫</mo>
                <msub>
                  <mi>t</mi>
                  <mn>0</mn>
                </msub>
                <msub>
                  <mi>t</mi>
                  <mn>1</mn>
                </msub>
              </munderover>
              <mtext>d</mtext>
            </mrow>
            <msub>
              <mi>t</mi>
              <mn>2</mn>
            </msub>
            <mo stretchy="false">…</mo>
            <mrow>
              <munderover>
                <mo stretchy="false">∫</mo>
                <msub>
                  <mi>t</mi>
                  <mn>0</mn>
                </msub>
                <msub>
                  <mi>t</mi>
                  <mrow>
                    <mrow>
                      <mi>n</mi>
                      <mo stretchy="false">−</mo>
                      <mn>1</mn>
                    </mrow>
                  </mrow>
                </msub>
              </munderover>
              <mtext>d</mtext>
            </mrow>
            <msub>
              <mi>t</mi>
              <mi>n</mi>
            </msub>
            <mi>H</mi>
            <mrow>
              <mo stretchy="false">(</mo>
              <mrow>
                <msub>
                  <mi>t</mi>
                  <mn>1</mn>
                </msub>
              </mrow>
              <mo stretchy="false">)</mo>
            </mrow>
            <mi>H</mi>
            <mrow>
              <mo stretchy="false">(</mo>
              <mrow>
                <msub>
                  <mi>t</mi>
                  <mn>2</mn>
                </msub>
              </mrow>
              <mo stretchy="false">)</mo>
            </mrow>
            <mo stretchy="false">…</mo>
            <mi>H</mi>
            <mrow>
              <mo stretchy="false">(</mo>
              <mrow>
                <msub>
                  <mi>t</mi>
                  <mi>n</mi>
                </msub>
              </mrow>
              <mo stretchy="false">)</mo>
            </mrow>
          </mrow>
        </mtd>
      </mtr>
      <mtr>
        <mtd>
          <mrow>
            <mrow>
              <mo stretchy="false">(</mo>
              <mrow>
                <mi>t</mi>
                <mrow>
                  <mi/>
                  <mo stretchy="false">≥</mo>
                  <mi/>
                </mrow>
                <msub>
                  <mi>t</mi>
                  <mn>1</mn>
                </msub>
                <mrow>
                  <mi/>
                  <mo stretchy="false">≥</mo>
                  <mi/>
                </mrow>
                <msub>
                  <mi>t</mi>
                  <mn>2</mn>
                </msub>
                <mrow>
                  <mi/>
                  <mo stretchy="false">≥</mo>
                  <mi/>
                </mrow>
                <mo stretchy="false">…</mo>
                <mrow>
                  <mi/>
                  <mo stretchy="false">≥</mo>
                  <mi/>
                </mrow>
                <msub>
                  <mi>t</mi>
                  <mi>n</mi>
                </msub>
                <mrow>
                  <mi/>
                  <mo stretchy="false">≥</mo>
                  <mi/>
                </mrow>
                <msub>
                  <mi>t</mi>
                  <mn>0</mn>
                </msub>
              </mrow>
              <mo stretchy="false">)</mo>
            </mrow>
          </mrow>
        </mtd>
      </mtr>
    </mtable>
    <annotation encoding="StarMath 5.0">"i" hbar "d" over {"d" t} U (t , t_0) `=` H (t) U (t , t_0) newline
"formal integriert:" newline
U(t , t_0) `=` bold 1 `+` 1 over {"i" hbar} int from t_0 to t "d" t_1 H(t_1) U(t_1 , t_0) newline
"Iteration zum zweiten Schritt:" newline
U(t , t_0) `=` bold 1 `+` 1 over {"i" hbar} int from t_0 to t "d" t_1 H(t_1) `+`
1 over {("i" hbar)^2} int from t_0 to t "d" t_1 int from t_0 to t_1 "d" t_2 H(t_1) H(t_2) U(t_2 , t_0) newline
"Übergang zur " bold "von Neumannschen Reihe" ":" newline
U(t , t_0) `=` bold 1 `+` sum from {n = 1} to infinity U^{(n)}(t , t_0) `" ," newline
alignc U^{(n)}(t , t_0) `=`
left ( -`{"i" over hbar} right ) ^n int from t_0 to t "d" t_1 int from t_0 to t_1 "d" t_2 dotslow int from t_0 to t_{n-1} "d" t_n H(t_1) H(t_2) dotslow H(t_n) newline
( t `&gt;=` t_1 `&gt;=` t_2 `&gt;=` dotslow `&gt;=` t_n `&gt;=` t_0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5:37:59.435000000</meta:creation-date>
    <meta:generator>LibreOffice/4.1.4.2$Windows_x86 LibreOffice_project/0a0440ccc0227ad9829de5f46be37cfb6edcf72</meta:generator>
  </office:meta>
</office:document-meta>
</file>